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59bb3" officeooo:paragraph-rsid="00159bb3"/>
    </style:style>
    <style:style style:name="T1" style:family="text">
      <style:text-properties officeooo:rsid="0015c5d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o funcional de Gestion-Motor-Vue</text:p>
      <text:p text:style-name="P1"/>
      <text:p text:style-name="P1"/>
      <text:p text:style-name="P1"/>
      <text:p text:style-name="P1">La idea de la aplicación es que no este en local, si no en la nube. Para ello, como se detallara se desplegara en heroku las primeras piezas que se vayan liberando.</text:p>
      <text:p text:style-name="P1"/>
      <text:p text:style-name="P1">Primera pantalla </text:p>
      <text:p text:style-name="P1"><text:tab/>login y constrasena. Como todo va a estar en la nube, se tendran un registro de todos los usuarios que estan dados de alta. Para las primeras pruebas, se validara que se muestre la pantalla de Login y que deje pasar a la siguiente. En la fase 2 se realizara integracion con una base de datos para validar usuarios de prueba, que tengan acceso a distintas piezas de la aplicación</text:p>
      <text:p text:style-name="P1"/>
      <text:p text:style-name="P1">Segunda pantalla</text:p>
      <text:p text:style-name="P1"><text:tab/>mostrar las opciones habilitadas al usuario. Para las primera fase, se mostraran las opciones de Vehiculo, cliente, factura y OT, junto con su cabecera y su pie. </text:p>
      <text:p text:style-name="P1"><text:tab/>Cabecera</text:p>
      <text:p text:style-name="P1"><text:tab/><text:tab/>muestra un menu en icon burger, <text:span text:style-name="T1">con las opciones que se valoraran mas adelante</text:span></text:p>
      <text:p text:style-name="P1"><text:tab/><text:tab/><text:span text:style-name="T1">un buscador de matriculas que cargara un historico de reparaciones (en segunda fase, <text:tab/><text:tab/>sera predictivo para clientes, vehiculos y facturas) y a la derecha un link a la pagina <text:tab/><text:tab/>de la empresa</text:span></text:p>
      <text:p text:style-name="P1"><text:tab/><text:span text:style-name="T1">Pie</text:span></text:p>
      <text:p text:style-name="P1"><text:tab/><text:tab/><text:span text:style-name="T1">Enlaces directos a las redes sociales (Facebook, google+, twitter), cuenta PayPal y <text:tab/><text:tab/>correo. Mostrara en mensaje rotatorio alertas como notificaciones.</text:spa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5T22:18:10.146655625</meta:creation-date>
    <dc:date>2018-01-15T22:47:42.437261467</dc:date>
    <meta:editing-duration>PT9M12S</meta:editing-duration>
    <meta:editing-cycles>1</meta:editing-cycles>
    <meta:document-statistic meta:table-count="0" meta:image-count="0" meta:object-count="0" meta:page-count="1" meta:paragraph-count="11" meta:word-count="205" meta:character-count="1218" meta:non-whitespace-character-count="1006"/>
    <meta:generator>LibreOffice/5.4.4.2$Linux_X86_64 LibreOffice_project/40m0$Build-2</meta:generator>
  </office:meta>
</office:document-meta>
</file>